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etences :</text:p>
      <text:p text:style-name="Standard"/>
      <text:p text:style-name="Standard">Quentin :</text:p>
      <text:p text:style-name="Standard">- Algos</text:p>
      <text:p text:style-name="Standard"/>
      <text:p text:style-name="Standard"/>
      <text:p text:style-name="Standard">Corentin :</text:p>
      <text:p text:style-name="Standard">- Graphique</text:p>
      <text:p text:style-name="Standard"/>
      <text:p text:style-name="Standard"/>
      <text:p text:style-name="Standard">Loïc :</text:p>
      <text:p text:style-name="Standard">- Graphique</text:p>
      <text:p text:style-name="Standard"/>
      <text:p text:style-name="Standard"/>
      <text:p text:style-name="Standard">Kevin :</text:p>
      <text:p text:style-name="Standard">- Reseau</text:p>
      <text:p text:style-name="Standard"/>
      <text:p text:style-name="Standard"/>
      <text:p text:style-name="Standard">Tianqi:</text:p>
      <text:p text:style-name="Standard">- Algos</text:p>
      <text:p text:style-name="Standard"/>
      <text:p text:style-name="Standard"/>
      <text:p text:style-name="Standard">Amaury :</text:p>
      <text:p text:style-name="Standard">- Données</text:p>
      <text:p text:style-name="Standard"/>
      <text:p text:style-name="Standard"/>
      <text:p text:style-name="Standard">Pierre :</text:p>
      <text:p text:style-name="Standard">- Donné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ierre Cartier</meta:initial-creator>
    <meta:creation-date>2015-01-20T14:58:46.14</meta:creation-date>
    <dc:date>2015-01-20T15:38:28.91</dc:date>
    <dc:creator>Loïc Guenver</dc:creator>
    <meta:editing-duration>PT4M50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5" meta:word-count="29" meta:character-count="130"/>
  </office:meta>
</office:document-meta>
</file>